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1cm" style:auto-text-indent="false"/>
      <style:text-properties fo:font-weight="normal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ENGAN Ações</text:h>
      <text:p text:style-name="P1"/>
      <text:p text:style-name="P1">Uma outra corretora, a corretora "ENGAN Ações" deseja um sistema automatizado que a auxilie durante o pregão a comprar e vender ações para/de seus clientes.</text:p>
      <text:p text:style-name="P1">A intenção do cliente em negociar uma ação é expressada pela <text:span text:style-name="T1">ordem de compra</text:span> ou pela <text:span text:style-name="T1">ordem de venda</text:span>. Para uma determinada ação, o <text:span text:style-name="T1">cliente poderá emitir várias ordens por dia</text:span>. Uma ordem vale por todo o dia (e somente naquele dia) e, conforme vai sendo negociada, para cada lote fechado cadastra-se a corretora que negociou juntamente com a quantidade, o preço unitário da ação e o momento (hora) da negociação, com isso, a mesma ordem pode acabar sendo negociada aos poucos por várias corretoras e/ou pela mesma.</text:p>
      <text:p text:style-name="P1"><text:span text:style-name="T1">Na ordem de compra o cliente informa qual a ação e o valor total</text:span> que ele deseja gastar para adquiri-la, independe do preço da ação. A função da corretora Boa Ação é tentar fechar a maior quantidade dentro deste valor. <text:span text:style-name="T2">Na ordem de venda o cliente informa a ação e a quantidade total que ele quer vender</text:span> e aí a corretora Boa Ação vai tentar fechar o preço mais alto que encontrar. Neste caso <text:span text:style-name="T3">é necessário conferir se o cliente tem disponível as ações que colocou à venda. Para tal, devem ser levadas em consideração as compras e vendas desta ação já realizadas pelo cliente, exceto as compras do mesmo dia pois uma ação comprada só estará disponível para venda no dia seguinte.</text:span></text:p>
      <text:p text:style-name="P1">O sistema deve ser capaz de:</text:p>
      <text:p text:style-name="P1">a) Listar matrícula do cliente, código e nome da ação, data e hora de todas as ordens cadastradas que não foram negociadas, nem parcialmente. Acrescentar valor total em caso de compra, ou quantidade total em caso de venda.</text:p>
      <text:p text:style-name="P1">b) Listar matrícula do cliente, código da ação, data e hora de todas as ordens cadastradas que foram negociadas parcialmente, juntamente com cgc e nome da corretora, momento, quantidade e preço de cada negociação (lote) dentro desta ordem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4T14:52:51.032512291</meta:creation-date>
    <dc:date>2016-09-26T09:55:15.355220282</dc:date>
    <meta:editing-duration>PT57M10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7" meta:word-count="320" meta:character-count="1842" meta:non-whitespace-character-count="1529"/>
  </office:meta>
</office:document-meta>
</file>